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S Outlook" svg:font-family="'MS Outlook'" style:font-pitch="variable" style:font-charset="x-symbol"/>
    <style:font-face style:name="Wingdings" svg:font-family="Wingdings" style:font-pitch="variable" style:font-charset="x-symbol"/>
    <style:font-face style:name="UniversalMath1 BT" svg:font-family="'UniversalMath1 BT'"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6">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style:font-name="UniversalMath1 BT"/>
    </style:style>
    <style:style style:name="T2" style:family="text">
      <style:text-properties style:font-name="Wingdings"/>
    </style:style>
    <style:style style:name="T3" style:family="text">
      <style:text-properties style:font-name="MS Outlook"/>
    </style:style>
    <style:style style:name="T4" style:family="text">
      <style:text-properties style:font-name="Webding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ssier d'initialisation</text:p>
      <text:p text:style-name="Standard"/>
      <text:p text:style-name="P1">Introduction</text:p>
      <text:p text:style-name="P2"/>
      <text:p text:style-name="P3"><text:tab/>Ce dossier d'initialisation a pour objectif de présenter rapidement le projet et de proposer une organisation de travail en fonction des différentes phases. Il permet notamment de préciser le contexte de l'appel d'offre. A savoir l'objet du projet ainsi que son positionnement dans un éventuel projet plus vaste. Est également présenté la liste des livrables à remettre au client ainsi que les différentes phases et modes opératoires du projet. Il présente aussi la liste des charges, la répartition du travail entre les membres de l'équipe et la définition des responsabilités de chacun. Une analyse des risques ainsi qu'une modalité de validation et de recette terminent ce dossier. </text:p>
      <text:p text:style-name="P3"/>
      <text:p text:style-name="P2">Contexte</text:p>
      <text:p text:style-name="P2"/>
      <text:p text:style-name="P3"><text:tab/>L'objectif du projet est de proposer une étude de la conception et de l'automatisation du système d'information de la " gestion du matériel ", de l'entreprise de travaux, GSTP. </text:p>
      <text:p text:style-name="P3"><text:tab/>L'entreprise GSTP est spécialisé dans les activités de terrassement et de génie civil. L'entreprise est présente sur une quarantaine de chantier, répartis dans un rayon de 500km autour du siège. Environ 1/3 des chantiers sont équipés de moyens informatiques. Il est prévu d'équiper l'ensemble des chantiers d'ici 10 mois. </text:p>
      <text:p text:style-name="P3"><text:tab/>La Direction du Matériel est rattachée à la Direction Générale. Elle a pour mission, d'affecter le matériel au chantier, d'assurer la maintenance et la rénovation du matériel, de gérer le stock de pièces de rechange, de renouveler le matériel avec l'accord de la Direction Général et de facturer l'utilisation du matériel de chantier. La Direction du Matériel est décomposé en trois département : Matériel, Maintenance et Achat. </text:p>
      <text:p text:style-name="P3"/>
      <text:p text:style-name="P3">Le département Matériel est chargé de : </text:p>
      <text:list xml:id="list30506733" text:style-name="L1">
        <text:list-item>
          <text:p text:style-name="P4">La gestion du planning d'affectation du matériel au différents chantiers,</text:p>
        </text:list-item>
        <text:list-item>
          <text:p text:style-name="P4">La réception et l'envoi du matériel et de la gestion du parc</text:p>
        </text:list-item>
        <text:list-item>
          <text:p text:style-name="P4">La valorisation et la facturation du matériel</text:p>
        </text:list-item>
      </text:list>
      <text:p text:style-name="P3">Actuellement, 5 personnes travaillent dans le département Matériel.</text:p>
      <text:p text:style-name="P3"/>
      <text:p text:style-name="P3">Le département Maintenance est chargé de :</text:p>
      <text:list xml:id="list30619255" text:style-name="L2">
        <text:list-item>
          <text:p text:style-name="P5">L'approvisionnement, la réception, la valorisation et la gestion des pièces de rechange. L'entreprise possède 3 magasins : 1 au siège et deux délocalisés</text:p>
        </text:list-item>
        <text:list-item>
          <text:p text:style-name="P5">La planification, l'exécution et la valorisation des opérations de maintenance</text:p>
          <text:p text:style-name="P5">L'entreprise dispose d'un atelier principale et d'un atelier par chantier</text:p>
        </text:list-item>
      </text:list>
      <text:p text:style-name="P3">Actuellement, une soixantaine de personne travaillent dans le département Maintenance.</text:p>
      <text:p text:style-name="P3"/>
      <text:p text:style-name="P3">Le département Achat est chargé de :</text:p>
      <text:list xml:id="list30672306" text:style-name="L3">
        <text:list-item>
          <text:p text:style-name="P6">Contacter les fournisseurs de matériel et de rechercher les meilleurs offres</text:p>
        </text:list-item>
        <text:list-item>
          <text:p text:style-name="P6">Acheter le nouveau matériel</text:p>
        </text:list-item>
        <text:list-item>
          <text:p text:style-name="P6">Acheter les pièces de rechange</text:p>
        </text:list-item>
        <text:list-item>
          <text:p text:style-name="P6">Louer du matériel en cas d'insuffisance du parc</text:p>
        </text:list-item>
      </text:list>
      <text:p text:style-name="P3">Actuellement, 2 personnes travaillent dans le département Achat</text:p>
      <text:p text:style-name="P3"/>
      <text:p text:style-name="P3"><text:tab/>Le parc informatique de GSTP est plutôt réduit. Tout les chantiers ne sont pas équipés de moyens informatiques tel que des micros. Des applications sont utilisées par les différents département mais elles ne couvrent pas toutes les activités des départements et sont totalement indépendante les unes des autres. Ces applications ont été développées en interne et ne manipule que des fichiers. </text:p>
      <text:p text:style-name="P3"><text:soft-page-break/>Existant informatique au sein du département Matériel :</text:p>
      <text:list xml:id="list31277335" text:style-name="L4">
        <text:list-item>
          <text:p text:style-name="P7">Application de gestion du planning</text:p>
        </text:list-item>
        <text:list-item>
          <text:p text:style-name="P7">Application de facturation</text:p>
        </text:list-item>
      </text:list>
      <text:p text:style-name="P3">Il semblerait qu'il n'existe aucune base de donnée du parc matériel de GSTP ni d'application de gestion de la réception et de l'envoie de matériel.</text:p>
      <text:p text:style-name="P3"/>
      <text:p text:style-name="P3">Existant informatique au sein du département Maintenance :</text:p>
      <text:list xml:id="list31365495" text:style-name="L5">
        <text:list-item>
          <text:p text:style-name="P8">Application de gestion des stocks de pièces de rechange</text:p>
        </text:list-item>
        <text:list-item>
          <text:p text:style-name="P8">Application de planification de la maintenance</text:p>
        </text:list-item>
      </text:list>
      <text:p text:style-name="P3"/>
      <text:p text:style-name="P3">Existant informatique au sein du département Achat :</text:p>
      <text:list xml:id="list31408152" text:style-name="L6">
        <text:list-item>
          <text:p text:style-name="P9">Application de gestion des fournisseurs</text:p>
        </text:list-item>
        <text:list-item>
          <text:p text:style-name="P9">Application de gestion des bons de commande</text:p>
        </text:list-item>
      </text:list>
      <text:p text:style-name="P3">Le département achat ne dispose pas de logiciel de gestion de l'ensemble du matériel commandé ou loué à une entreprise tiers.</text:p>
      <text:p text:style-name="P3"/>
      <text:p text:style-name="P3"><text:tab/>L'architecture informatique de l'entreprise GSTP se compose actuellement de 60 postes au sein de la Direction du Matériel, d'un serveur informatique et d'imprimantes. Les départements Matériel, Maintenance et Achat disposent respectivement de 3 pc et 2 imprimantes, 2 pc et 2 imprimantes et 2 pc et 2 imprimantes. Seulement 10 chantiers sont informatisés et échangent des données au format électronique avec la Direction du Matériel. Les autres chantiers reçoivent et envoient les documents au format papier. </text:p>
      <text:p text:style-name="P3"/>
      <text:p text:style-name="P3"><text:tab/>En conclusion, on peut constater que l'équipement informatique de GSTP est extrêmement limité (seulement 1/3 des chantiers sont équipés de micros, …) De plus les applications utilisés sont indépendante et aucun système de gestion de base de donnée du matériel n'exi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S Outlook" svg:font-family="'MS Outlook'" style:font-pitch="variable" style:font-charset="x-symbol"/>
    <style:font-face style:name="Wingdings" svg:font-family="Wingdings" style:font-pitch="variable" style:font-charset="x-symbol"/>
    <style:font-face style:name="UniversalMath1 BT" svg:font-family="'UniversalMath1 BT'"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5T08:43:07.55</meta:creation-date>
    <dc:date>2011-01-05T11:53:56.08</dc:date>
    <meta:editing-duration>PT00H49M04S</meta:editing-duration>
    <meta:editing-cycles>2</meta:editing-cycles>
    <meta:generator>OpenOffice.org/3.2$Win32 OpenOffice.org_project/320m18$Build-9502</meta:generator>
    <meta:document-statistic meta:table-count="0" meta:image-count="0" meta:object-count="0" meta:page-count="2" meta:paragraph-count="37" meta:word-count="703" meta:character-count="4527"/>
  </office:meta>
</office:document-meta>
</file>